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A">
            <text:p>A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C">
            <text:p>C</text:p>
          </table:table-cell>
          <table:table-cell table:style-name="pd1" office:value-type="string" office:value="2">
            <text:p>2</text:p>
          </table:table-cell>
          <table:table-cell table:style-name="pd1" office:value-type="string" office:value="3">
            <text:p>3</text:p>
          </table:table-cell>
          <table:table-cell table:style-name="pd1" office:value-type="string" office:value="4">
            <text:p>4</text:p>
          </table:table-cell>
          <table:table-cell table:style-name="pd1" office:value-type="string" office:value="5">
            <text:p>5</text:p>
          </table:table-cell>
          <table:table-cell table:style-name="pd1" office:value-type="string" office:value="6">
            <text:p>6</text:p>
          </table:table-cell>
          <table:table-cell table:style-name="pd1" office:value-type="string" office:value="7">
            <text:p>7</text:p>
          </table:table-cell>
          <table:table-cell table:style-name="pd1" office:value-type="string" office:value="8">
            <text:p>8</text:p>
          </table:table-cell>
          <table:table-cell table:style-name="pd1" office:value-type="string" office:value="9">
            <text:p>9</text:p>
          </table:table-cell>
          <table:table-cell table:style-name="pd1" office:value-type="string" office:value="10">
            <text:p>10</text:p>
          </table:table-cell>
          <table:table-cell table:style-name="pd1" office:value-type="string" office:value="11">
            <text:p>11</text:p>
          </table:table-cell>
          <table:table-cell table:style-name="pd1" office:value-type="string" office:value="12">
            <text:p>12</text:p>
          </table:table-cell>
          <table:table-cell table:style-name="pd1" office:value-type="string" office:value="D">
            <text:p>D</text:p>
          </table:table-cell>
        </table:table-row>
        <table:table-row>
          <table:table-cell office:value-type="float" office:value="7796337108">
            <text:p>7796337108</text:p>
          </table:table-cell>
          <table:table-cell office:value-type="string" office:value="Text">
            <text:p>Text</text:p>
          </table:table-cell>
          <table:table-cell office:value-type="string" office:value="25.05.25">
            <text:p>25.05.25</text:p>
          </table:table-cell>
          <table:table-cell office:value-type="string" office:value="План на None:&#10;План на 25.05.25:&#10;1) купи вино&#10;2) сделай 2 задачи">
            <text:p>План на None:
План на 25.05.25:
1) купи вино
2) сделай 2 задачи</text:p>
          </table:table-cell>
          <table:table-cell office:value-type="string" office:value="План на None:&#10;25.05.25">
            <text:p>План на None:
25.05.25</text:p>
          </table:table-cell>
          <table:table-cell office:value-type="string" office:value="План на None:&#10;25.05.25">
            <text:p>План на None:
25.05.25</text:p>
          </table:table-cell>
          <table:table-cell office:value-type="string" office:value="План на None:&#10;25.05.25">
            <text:p>План на None:
25.05.25</text:p>
          </table:table-cell>
          <table:table-cell office:value-type="string" office:value="План на None:&#10;План на 25.05.25:&#10;1) купи вино&#10;2) сделай 2 задачи">
            <text:p>План на None:
План на 25.05.25:
1) купи вино
2) сделай 2 задачи</text:p>
          </table:table-cell>
          <table:table-cell office:value-type="string" office:value="План на None:&#10;План на 25.05.25:&#10;1) купи вино&#10;2) сделай 2 задачи">
            <text:p>План на None:
План на 25.05.25:
1) купи вино
2) сделай 2 задачи</text:p>
          </table:table-cell>
          <table:table-cell office:value-type="string" office:value="План на None:&#10;План на 25.05.25:&#10;1) купи вино&#10;2) сделай 2 задачи">
            <text:p>План на None:
План на 25.05.25:
1) купи вино
2) сделай 2 задачи</text:p>
          </table:table-cell>
          <table:table-cell office:value-type="string" office:value="План на None:&#10;План на 25.05.25:&#10;1) купи вино&#10;2) сделай 2 задачи">
            <text:p>План на None:
План на 25.05.25:
1) купи вино
2) сделай 2 задачи</text:p>
          </table:table-cell>
          <table:table-cell office:value-type="string" office:value="План на None:&#10;План на 25.05.25:&#10;1) купи вино&#10;2) сделай 2 задачи">
            <text:p>План на None:
План на 25.05.25:
1) купи вино
2) сделай 2 задачи</text:p>
          </table:table-cell>
          <table:table-cell office:value-type="string" office:value="План на None:&#10;План на 25.05.25:&#10;1) купи вино&#10;2) сделай 2 задачи">
            <text:p>План на None:
План на 25.05.25:
1) купи вино
2) сделай 2 задачи</text:p>
          </table:table-cell>
          <table:table-cell office:value-type="string" office:value="План на None:&#10;План на 25.05.25:&#10;1) купи вино&#10;2) сделай 2 задачи">
            <text:p>План на None:
План на 25.05.25:
1) купи вино
2) сделай 2 задачи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5578083893">
            <text:p>5578083893</text:p>
          </table:table-cell>
          <table:table-cell office:value-type="string" office:value="Text">
            <text:p>Text</text:p>
          </table:table-cell>
          <table:table-cell office:value-type="string" office:value="English">
            <text:p>English</text:p>
          </table:table-cell>
          <table:table-cell office:value-type="string" office:value="План на 26.08.25:&#10;План на 26.08.25:&#10;1) 1 сделай отдельный модуль с редактированием через ИИ или просто редактирование также нужно вынести это отдельно в def&#10;2) 2 также то что уже написано для плана оставь на конечную сборку и обработку задач&#10;3) 3 оставь реализацию плана таким же но со 2 способом&#10;">
            <text:p>План на 26.08.25:
План на 26.08.25:
1) 1 сделай отдельный модуль с редактированием через ИИ или просто редактирование также нужно вынести это отдельно в def
2) 2 также то что уже написано для плана оставь на конечную сборку и обработку задач
3) 3 оставь реализацию плана таким же но со 2 способом
</text:p>
          </table:table-cell>
          <table:table-cell office:value-type="string" office:value="План на 26.08.25:&#10;План на 26.08.25:&#10;1) также то что уже написано для плана оставь на конечную сборку и обработку задач&#10;2) оставь реализацию плана таким же но со 2 способом&#10;">
            <text:p>План на 26.08.25:
План на 26.08.25:
1) также то что уже написано для плана оставь на конечную сборку и обработку задач
2) оставь реализацию плана таким же но со 2 способом
</text:p>
          </table:table-cell>
          <table:table-cell office:value-type="string" office:value="План на 26.08.25:&#10;План на 26.08.25:&#10;1) также то что уже написано для плана оставь на конечную сборку и обработку задач&#10;2) оставь реализацию плана таким же но со 2 способом&#10;">
            <text:p>План на 26.08.25:
План на 26.08.25:
1) также то что уже написано для плана оставь на конечную сборку и обработку задач
2) оставь реализацию плана таким же но со 2 способом
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План на 26.08.25:&#10;1) также то что уже написано для плана оставь на конечную сборку и обработку задач&#10;2) оставь реализацию плана таким же но со 2 способом&#10;">
            <text:p>План на 26.08.25:
1) также то что уже написано для плана оставь на конечную сборку и обработку задач
2) оставь реализацию плана таким же но со 2 способом
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